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formula="of:=1000*PI()*[.F2]^2" office:value-type="float" office:value="117808.787341113" calcext:value-type="float">
            <text:p>117808,787341113</text:p>
          </table:table-cell>
          <table:table-cell table:style-name="ce1" office:value-type="float" office:value="100000000" calcext:value-type="float">
            <text:p>1,00E+08</text:p>
          </table:table-cell>
          <table:table-cell office:value-type="float" office:value="0.29" calcext:value-type="float">
            <text:p>0,29</text:p>
          </table:table-cell>
          <table:table-cell table:style-name="ce1" office:value-type="float" office:value="1000000" calcext:value-type="float">
            <text:p>1,00E+06</text:p>
          </table:table-cell>
          <table:table-cell office:value-type="float" office:value="0.29" calcext:value-type="float">
            <text:p>0,29</text:p>
          </table:table-cell>
          <table:table-cell office:value-type="float" office:value="6.1237" calcext:value-type="float">
            <text:p>6,12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3*[.A2]*((1-[.C2]^2)/[.B2]+(1-[.E2]^2)/[.D2])" office:value-type="float" office:value="0.326940237026947" calcext:value-type="float">
            <text:p>0,326940237026947</text:p>
          </table:table-cell>
          <table:table-cell table:number-columns-repeated="3"/>
        </table:table-row>
        <table:table-row table:style-name="ro1">
          <table:table-cell/>
          <table:table-cell table:formula="of:=([.C4]/[.C5])^(1/3)" office:value-type="float" office:value="0.630179247882886" calcext:value-type="float">
            <text:p>0,630179247882886</text:p>
          </table:table-cell>
          <table:table-cell table:formula="of:=8/[.F2]" office:value-type="float" office:value="1.30639972565606" calcext:value-type="float">
            <text:p>1,30639972565606</text:p>
          </table:table-cell>
          <table:table-cell table:number-columns-repeated="3"/>
        </table:table-row>
        <table:table-row table:style-name="ro1">
          <table:table-cell/>
          <table:table-cell table:formula="of:=3*[.A2]/(2*PI()*[.B5]^2)" office:value-type="float" office:value="141641.617269973" calcext:value-type="float">
            <text:p>141641,6172699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07:56.868548221</meta:creation-date>
    <dc:date>2019-08-08T14:37:46.965358517</dc:date>
    <meta:editing-duration>PT8M19S</meta:editing-duration>
    <meta:editing-cycles>1</meta:editing-cycles>
    <meta:document-statistic meta:table-count="1" meta:cell-count="16" meta:object-count="0"/>
    <meta:generator>LibreOffice/6.2.5.2$Linux_X86_64 LibreOffice_project/20$Build-2</meta:generator>
  </office:meta>
</office:document-meta>
</file>